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eee15" officeooo:paragraph-rsid="001eee15"/>
    </style:style>
    <style:style style:name="P2" style:family="paragraph" style:parent-style-name="Standard">
      <style:text-properties officeooo:rsid="001eee15" officeooo:paragraph-rsid="001eee15"/>
    </style:style>
    <style:style style:name="P3" style:family="paragraph" style:parent-style-name="Standard">
      <style:text-properties officeooo:rsid="0020a85b" officeooo:paragraph-rsid="0020a85b"/>
    </style:style>
    <style:style style:name="P4" style:family="paragraph" style:parent-style-name="Standard">
      <style:text-properties officeooo:rsid="00246187" officeooo:paragraph-rsid="00246187"/>
    </style:style>
    <style:style style:name="P5" style:family="paragraph" style:parent-style-name="Standard">
      <style:text-properties officeooo:rsid="0024ae0c" officeooo:paragraph-rsid="0024ae0c"/>
    </style:style>
    <style:style style:name="P6" style:family="paragraph" style:parent-style-name="Standard">
      <style:text-properties officeooo:rsid="0026ed18" officeooo:paragraph-rsid="0026ed18"/>
    </style:style>
    <style:style style:name="P7" style:family="paragraph" style:parent-style-name="Standard">
      <style:text-properties officeooo:rsid="0027be2e" officeooo:paragraph-rsid="0027be2e"/>
    </style:style>
    <style:style style:name="P8" style:family="paragraph" style:parent-style-name="Standard">
      <style:text-properties officeooo:rsid="0029b1d8" officeooo:paragraph-rsid="0029b1d8"/>
    </style:style>
    <style:style style:name="P9" style:family="paragraph" style:parent-style-name="Standard">
      <style:text-properties officeooo:rsid="002bb7c1" officeooo:paragraph-rsid="002bb7c1"/>
    </style:style>
    <style:style style:name="P10" style:family="paragraph" style:parent-style-name="Standard">
      <style:text-properties officeooo:rsid="002d84dc" officeooo:paragraph-rsid="0026ed18"/>
    </style:style>
    <style:style style:name="P11" style:family="paragraph" style:parent-style-name="Standard">
      <style:text-properties officeooo:rsid="002d84dc" officeooo:paragraph-rsid="002d84dc"/>
    </style:style>
    <style:style style:name="T1" style:family="text">
      <style:text-properties officeooo:rsid="001f48b9"/>
    </style:style>
    <style:style style:name="T2" style:family="text">
      <style:text-properties officeooo:rsid="0027be2e"/>
    </style:style>
    <style:style style:name="T3" style:family="text">
      <style:text-properties officeooo:rsid="0029b1d8"/>
    </style:style>
    <style:style style:name="T4" style:family="text">
      <style:text-properties officeooo:rsid="002a434c"/>
    </style:style>
    <style:style style:name="T5" style:family="text">
      <style:text-properties officeooo:rsid="002bb7c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he purpose of this research is to develop a method for predicting <text:span text:style-name="T4">rail transit</text:span> ridership at the individual stations on a <text:span text:style-name="T4">metropolitan rail </text:span>network based on the characteristics of the surrounding areas. <text:span text:style-name="T5">W</text:span>e <text:span text:style-name="T4">will </text:span>use data from the American Community Survey and County Business Patterns products from the US Census Bureau at the zip code level to estimate the number of people or job within certain distances of each station. <text:span text:style-name="T4">We will then use these per station estimates as features for a regression-based machine learning model of transit ridership. Finally, we will compare various regression-based machine learning methods to determine what methods are most appropriate for this application. </text:span></text:p>
      <text:p text:style-name="P1"/>
      <text:p text:style-name="P1">- <text:span text:style-name="T4">The </text:span>United States is <text:span text:style-name="T4">undergoing</text:span> a light rail building boom. New light rail systems are under construction in Los Angeles and Seattle, while extensions are under way in Denver, Minneapolis, Charlotte, San Francisco and more. <text:span text:style-name="T5">As rail transit expands in US cities, there is an opportunity to validate predictive rail ridership models. As discussed in the literature review, most applications of machine learning methods to predicting rail transit ridership at a station level either use land use data near the station or are done for cities outside the United States.</text:span></text:p>
      <text:p text:style-name="P1"/>
      <text:p text:style-name="P9">This problem is a good introduction to the challenges of machine learning applications. The data set is rich in features, but limited in data points. The data points correspond to individual stations, of which there are only a few hundred at the most for any given city’s transit network (e.g. 425 for New York City). The features, are limited only by the products of the US Census Bureau’s products, of which there are thousands. However, many of the Census products are highly correlated (e.g. the total population, and the total working age population of an area) making investigation of multi-collinearity important for this thesis.</text:p>
      <text:p text:style-name="P1"/>
      <text:p text:style-name="P1">- <text:span text:style-name="T1">There is significant literature on prediction station level ridership dating back to the 1980. Only in the last 10 years have machine learning methods been applied to subway ridership. Two important background papers for this thesis are Kuby et al. (2004), and Yao (2007). These paper covered light rail systems in 9 US cities and Atlanta, respectively, and determined factors important to transit ridership using information from the 2000 US Census. Many of the definitions from that paper will be adopted into the current work. Another important paper for definitions is Guerra et al, (2011), which uses regression analysis to determine how close to a transit station local jobs and housing must be to affect ridership at that station.</text:span></text:p>
      <text:p text:style-name="P3"/>
      <text:p text:style-name="P4">Station level modeling has been performed using distance-decay weighted regression (Guiterrez et al., 2011), support vector machines (Oztaysi et al., 2015), <text:s/>decision trees (Li et al., 2016), neural nets (Baek and Sohn., 2016) and more. </text:p>
      <text:p text:style-name="P4"/>
      <text:p text:style-name="P6">-The paper listed in the last paragraph all use land use data as the features for their models. The Kuby and Yao papers use <text:span text:style-name="T2">US</text:span> Census data. This data was provided from the 2000 Census in a product called <text:span text:style-name="T2">US Census Transport Planning Package. This package was not produced for the 2010 census. For this reason, non-US cities such as Istanbul (Oztaysi et al., 2015), Seoul (Baek and Sohn, 2016), Mexico City (Duduta, 2013), Singapore (Hu et al., 2016) and others have been the focus of machine learning models of city ridership. An important goal of this thesis will be to recreate the information presented in the Transportation Planning Package using the 2010 census along with two other Census Bureau products, the American Community Survey and County Business Statistics. </text:span></text:p>
      <text:p text:style-name="P10"/>
      <text:p text:style-name="P11">The result of this first part of the analysis will be estimates of various features within a certain radius of any geographical point in the United States. Examples of potential features are be total population, working age population, number of households, number of jobs, net pay of all jobs, number of jobs in a specific field such as universities or hospitals, and more. </text:p>
      <text:p text:style-name="P6"><text:soft-page-break/></text:p>
      <text:p text:style-name="P6">-<text:span text:style-name="T3">The first aim of this work is developing a formal method of determining employment, housing, and other characteristics near a US transit station from data available from the US Census Bureau.</text:span></text:p>
      <text:p text:style-name="P3"/>
      <text:p text:style-name="P3"/>
      <text:p text:style-name="P3"/>
      <text:p text:style-name="P3">Kuby, M., Barranda, A., and Upchurch, C. (2004). “Factors influencing</text:p>
      <text:p text:style-name="P3">light-rail station boardings in the United States.” Transp. Res. Part</text:p>
      <text:p text:style-name="P3">A, 38(3), 223–247.</text:p>
      <text:p text:style-name="P3"/>
      <text:p text:style-name="P5">Yao, X., Where are public transit needed -- Examining potential demand for public transit for commuting trips, Computers, Enviornment, and Urban Systems, 2007.</text:p>
      <text:p text:style-name="P3"/>
      <text:p text:style-name="P4">Guerra, E., Cervero, R., and Tischler, D. (2011). “The half-mile circle: Does it best represent transit station catchments?” Univ. of California, Berkeley, CA.</text:p>
      <text:p text:style-name="P4"/>
      <text:p text:style-name="P4">Gutierrez, J., Cardozo, O. D., and Garcia-Palomares, J. C. (2011). “Transit</text:p>
      <text:p text:style-name="P4">ridership forecasting at station level: An approach based on distance-</text:p>
      <text:p text:style-name="P4">decay weighted regression.” J. Transp. Geogr., 19(6), 1081–1092.</text:p>
      <text:p text:style-name="P4"/>
      <text:p text:style-name="P4">Oztaysi,B, Yanik,S, <text:s/>Kahraman, C., Forecasting passenger volumes in transit</text:p>
      <text:p text:style-name="P4">systems using support vector Machines: the Case of Istanbul, Journal of Multiple-Valued</text:p>
      <text:p text:style-name="P4">Logic &amp; Soft Computing, Vol. 25, pp. 215–235, 2015</text:p>
      <text:p text:style-name="P4"/>
      <text:p text:style-name="P4">Li, X., Liu, Y., Gao, Z., Liu, D., Decision Tree Based Station-Level Rail Transit Ridership Forecasting, Journal Of Urban Planning and Development, 2016</text:p>
      <text:p text:style-name="P4"/>
      <text:p text:style-name="P4">Baek, J., Sohn, K., Deep-Learning Architectures to Forecast Bus Ridership at the Stop and Stop-to-Stop Levels for Dense and Crowded Bus Networks, Applied Artificial Intelligence, 2016</text:p>
      <text:p text:style-name="P7"/>
      <text:p text:style-name="P7">Duduta, N. (2013). “Direct ridership model of Mexico City’s BRT and</text:p>
      <text:p text:style-name="P7">metro systems.” Transp. Res. Rec., 2394(1), 93–99.</text:p>
      <text:p text:style-name="P7"/>
      <text:p text:style-name="P8">Nan Hu et al. Impacts of land use and amenities on public transport use, urban planning and design, Land Use Policy (2016). DOI: 10.1016/j.landusepol.2016.06.004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8T13:46:38.334340479</meta:creation-date>
    <dc:date>2017-07-27T13:15:45.245768808</dc:date>
    <meta:editing-duration>P2DT6H24M36S</meta:editing-duration>
    <meta:editing-cycles>6</meta:editing-cycles>
    <meta:generator>LibreOffice/5.1.6.2$Linux_X86_64 LibreOffice_project/10m0$Build-2</meta:generator>
    <meta:document-statistic meta:table-count="0" meta:image-count="0" meta:object-count="0" meta:page-count="2" meta:paragraph-count="24" meta:word-count="905" meta:character-count="5722" meta:non-whitespace-character-count="4838"/>
  </office:meta>
</office:document-meta>
</file>